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3209"/>
    </style:style>
    <style:style style:name="P2" style:family="paragraph" style:parent-style-name="Standard">
      <style:text-properties officeooo:paragraph-rsid="0014a41e"/>
    </style:style>
    <style:style style:name="P3" style:family="paragraph" style:parent-style-name="Standard">
      <style:text-properties officeooo:rsid="0014a41e" officeooo:paragraph-rsid="0014a41e"/>
    </style:style>
    <style:style style:name="P4" style:family="paragraph" style:parent-style-name="Standard">
      <style:text-properties officeooo:rsid="0014a41e" officeooo:paragraph-rsid="00152d3a"/>
    </style:style>
    <style:style style:name="P5" style:family="paragraph" style:parent-style-name="Standard">
      <style:text-properties officeooo:paragraph-rsid="00152d3a"/>
    </style:style>
    <style:style style:name="P6" style:family="paragraph" style:parent-style-name="Standard">
      <style:text-properties officeooo:rsid="00154f30" officeooo:paragraph-rsid="00154f30"/>
    </style:style>
    <style:style style:name="P7" style:family="paragraph" style:parent-style-name="Standard">
      <style:text-properties officeooo:rsid="001600d8" officeooo:paragraph-rsid="001600d8"/>
    </style:style>
    <style:style style:name="P8" style:family="paragraph" style:parent-style-name="Standard">
      <style:text-properties officeooo:rsid="001652e0" officeooo:paragraph-rsid="001652e0"/>
    </style:style>
    <style:style style:name="P9" style:family="paragraph" style:parent-style-name="Standard">
      <style:text-properties officeooo:rsid="000ed737" officeooo:paragraph-rsid="000ed737"/>
    </style:style>
    <style:style style:name="P10" style:family="paragraph" style:parent-style-name="Standard">
      <style:text-properties officeooo:rsid="00152d3a" officeooo:paragraph-rsid="00152d3a"/>
    </style:style>
    <style:style style:name="P11" style:family="paragraph" style:parent-style-name="Standard">
      <style:text-properties officeooo:rsid="0019c551" officeooo:paragraph-rsid="0019c551"/>
    </style:style>
    <style:style style:name="P12" style:family="paragraph" style:parent-style-name="Standard">
      <style:text-properties officeooo:paragraph-rsid="0019c551"/>
    </style:style>
    <style:style style:name="P13" style:family="paragraph" style:parent-style-name="Standard">
      <style:text-properties officeooo:paragraph-rsid="000ed737"/>
    </style:style>
    <style:style style:name="P14" style:family="paragraph" style:parent-style-name="Standard">
      <style:text-properties officeooo:rsid="00133209" officeooo:paragraph-rsid="0010bdad"/>
    </style:style>
    <style:style style:name="P15" style:family="paragraph" style:parent-style-name="Standard">
      <style:text-properties officeooo:paragraph-rsid="001b61d6"/>
    </style:style>
    <style:style style:name="P16" style:family="paragraph" style:parent-style-name="Standard">
      <style:text-properties officeooo:rsid="001b61d6" officeooo:paragraph-rsid="001b61d6"/>
    </style:style>
    <style:style style:name="P17" style:family="paragraph" style:parent-style-name="Standard">
      <style:text-properties officeooo:rsid="001c9ab1" officeooo:paragraph-rsid="001c9ab1"/>
    </style:style>
    <style:style style:name="P18" style:family="paragraph" style:parent-style-name="Standard">
      <style:text-properties officeooo:rsid="001d9262" officeooo:paragraph-rsid="001d9262"/>
    </style:style>
    <style:style style:name="P19" style:family="paragraph" style:parent-style-name="Standard">
      <style:text-properties officeooo:paragraph-rsid="001eab7c"/>
    </style:style>
    <style:style style:name="T1" style:family="text">
      <style:text-properties officeooo:rsid="00133209"/>
    </style:style>
    <style:style style:name="T2" style:family="text">
      <style:text-properties officeooo:rsid="0014a41e"/>
    </style:style>
    <style:style style:name="T3" style:family="text">
      <style:text-properties officeooo:rsid="00152d3a"/>
    </style:style>
    <style:style style:name="T4" style:family="text">
      <style:text-properties officeooo:rsid="0019c551"/>
    </style:style>
    <style:style style:name="T5" style:family="text">
      <style:text-properties officeooo:rsid="000ed737"/>
    </style:style>
    <style:style style:name="T6" style:family="text">
      <style:text-properties officeooo:rsid="001b61d6"/>
    </style:style>
    <style:style style:name="T7" style:family="text">
      <style:text-properties officeooo:rsid="001c9ab1"/>
    </style:style>
    <style:style style:name="T8" style:family="text">
      <style:text-properties officeooo:rsid="001d9262"/>
    </style:style>
    <style:style style:name="T9" style:family="text">
      <style:text-properties officeooo:rsid="001eab7c"/>
    </style:style>
    <style:style style:name="T10" style:family="text">
      <style:text-properties officeooo:rsid="001ed2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5">Since you came to this talk, I probably don’t have to convince you that interactive data visualization is useful. </text:span><text:span text:style-name="T4">However, I still thought it would be useful to do a quick demo to set the scene and also plug my R package.</text:span></text:p>
      <text:p text:style-name="P13"/>
      <text:p text:style-name="P11">### DEMO</text:p>
      <text:p text:style-name="P9"/>
      <text:p text:style-name="P12"><text:span text:style-name="T4">So, I’m a fairly big into movies, so I thought it could be fun to have a look at this data set of the top 1000 movies from the Internet Movie Database. The data set has a bunch of variables including the title of the movie, the year it was released, its runtime, genre, imdb rating, and the director and stars.</text:span></text:p>
      <text:p text:style-name="P12"><text:span text:style-name="T4"><text:s text:c="2"/></text:span></text:p>
      <text:p text:style-name="P15"><text:span text:style-name="T4">So, let’s </text:span><text:span text:style-name="T6">just start with something simple</text:span><text:span text:style-name="T4">. One question I might be interested in is how the length of the movies has changed over the years. So let’s </text:span><text:span text:style-name="T6">create a scatterplot of year vs. runtime. </text:span><text:span text:style-name="T7">Now we can do things like changing point size, opacity, or querying for outliers.</text:span><text:span text:style-name="T6"> </text:span></text:p>
      <text:p text:style-name="P16"/>
      <text:p text:style-name="P17">But interacting with just one plot is kind of boring. Let’s add couple more plots into the mix. I have already prepared some script here to save time.</text:p>
      <text:p text:style-name="P17"/>
      <text:p text:style-name="P17">So now I have a scatterplot of the runtime vs. the amount of votes a movie has received, a barplot of all the directors, a fluctuation diagram showing the combinations of different genres, and finally a barplot <text:span text:style-name="T8">of the ratings (I could have used histogram, but the data has already been rounded to 1 decimal point so barplot is a more faithful representation here).</text:span></text:p>
      <text:p text:style-name="P17"/>
      <text:p text:style-name="P18">One thing I can do is sort the directors by the number of top 1000 movies they made. There’s a pretty skewed distribution, with most having made only one or two movies, and few having up to 14. <text:s/></text:p>
      <text:p text:style-name="P18"/>
      <text:p text:style-name="P18">Now, what if I’m interested in the most prolific directors. I can zoom in and select directors who have made 6 or more movies. If we look at the scatterplot, we can see an interesting feature. The green points seem two be a mix of two distributions. If I mark the top half of the points, we can see something interesting about the directors who have made those movies. <text:s/></text:p>
      <text:p text:style-name="P18"/>
      <text:p text:style-name="P18">The directors with a big proportion of the dark-green bars seem to be more of your typical block-buster popcorn flick directors <text:span text:style-name="T9">like Nolan, Tarantino, Spielberg,</text:span> whereas the directors with light green bars seem more arthouse/experimental directors. </text:p>
      <text:p text:style-name="P18"/>
      <text:p text:style-name="P19"><text:span text:style-name="T9">There’s a tonne of other interesting things we could have a look at in this data set, however, I also want to get to other stuff so we’ll have to stop this here, however, if you want to play around with some interactive plots yourself you can always install the package from the link.</text:span></text:p>
      <text:p text:style-name="P14"/>
      <text:p text:style-name="P11">###</text:p>
      <text:p text:style-name="P1"/>
      <text:p text:style-name="P2"><text:span text:style-name="T1">So hopefully, </text:span><text:span text:style-name="T2">I’ve convinced you</text:span><text:span text:style-name="T1"> that interactivity can be really useful for quickly and efficiently <text:s/>exploring </text:span><text:span text:style-name="T10">your</text:span><text:span text:style-name="T1"> data. </text:span><text:span text:style-name="T2">And, </text:span><text:span text:style-name="T10">one technique I’ve</text:span><text:span text:style-name="T2"> been using a lot is linked selection, <text:s/>meaning I can click or click and drag to select some objects, and all of the corresponding cases are then highlighted. This essentially amounts to splitting the data dynamically.</text:span></text:p>
      <text:p text:style-name="P2"/>
      <text:p text:style-name="P3">So let’s say that linked selection is something we want to do. A question that remains is what to do with the subsets of the data after we split them.</text:p>
      <text:p text:style-name="P2"/>
      <text:p text:style-name="P3">There are two popular methods for this, one that we’ve seen a lot and that is stacking or highlighting. There is a difference between those two that I’ll go into later but here they are kind of <text:soft-page-break/>the same thing. So, in a stacked barchart, we put the bars on top of each other. In contrast, in a dodged barplot, we put the bars side-by-side.</text:p>
      <text:p text:style-name="P2"/>
      <text:p text:style-name="P3">Now, there is some evidence that, in static visualization, dodging works better. Specifically, in the really well known study, Cleveland and McGill showed that people make less acurrate judgements when reading information from stacked bar charts.</text:p>
      <text:p text:style-name="P2"/>
      <text:p text:style-name="P3">As a result, some authors recommend just not using stacking.</text:p>
      <text:p text:style-name="P2"/>
      <text:p text:style-name="P3">However, you can find examples of stacking all over interactive data visualization libraries.</text:p>
      <text:p text:style-name="P2"/>
      <text:p text:style-name="P3">Why is that? Has the interactive data community simply failed to catch up with current best practices.</text:p>
      <text:p text:style-name="P2"/>
      <text:p text:style-name="P3">I propose that the answer is “no”. Stacking and dodging behave differently when you add linked selection into the mix. Specifically, the stacked barplot has this really nice property that the overall shape stays constant throughout selection. This is not the case for the dodged barplot. Here, the height of the individual bars fluctuates, and the height of the tallest bar can change. Then we’re put into a tough spot – do we update the upper y-axis limit, which removes the context, or do we keep the same upper y-axis limit and risk the bars going over <text:s/></text:p>
      <text:p text:style-name="P2"/>
      <text:p text:style-name="P3">So stacking is really helpful because it preserves context.</text:p>
      <text:p text:style-name="P3"/>
      <text:p text:style-name="P3">Now, I want to get to the main point of this talk. This here is a famous painting of Rene Magritte, and it makes the point that the painting of the pipe is not the pipe itself.</text:p>
      <text:p text:style-name="P2"/>
      <text:p text:style-name="P3">In the same way, I want to here make the point that just because some plot has rectangles in it, that doesn’t necessarily make it into a barplot.</text:p>
      <text:p text:style-name="P3"/>
      <text:p text:style-name="P3">Why is that?</text:p>
      <text:p text:style-name="P3"/>
      <text:p text:style-name="P4">So here is the <text:span text:style-name="T3">ggplot2</text:span> code I used to generate the last barplot, minus some extra code for <text:span text:style-name="T3">colours etc... Can you spot what’s the problem with this plot?</text:span></text:p>
      <text:p text:style-name="P4"/>
      <text:p text:style-name="P10">For the sake of saving time, I’ll highlight the mistake here. Within each bar, I’ve summarized the mean of some variable, and I’ve stacked the bars on top of each other. But each stacked bar doesn’t really represent anything meaningful then!</text:p>
      <text:p text:style-name="P4"/>
      <text:p text:style-name="P10">In fact, many data visualization researchers warned about this </text:p>
      <text:p text:style-name="P4"/>
      <text:p text:style-name="P10">[Read quotes]</text:p>
      <text:p text:style-name="P4"/>
      <text:p text:style-name="P10">Now the question arises – are sums special?</text:p>
      <text:p text:style-name="P4"/>
      <text:p text:style-name="P10">Maybe a way to rephrase what Wilke and Wills were saying is that the sum of the group sums is equal to the sum of the whole.</text:p>
      <text:p text:style-name="P4"/>
      <text:p text:style-name="P10">But what if we replace the word “sum” with some placeholder, for example “foo”?</text:p>
      <text:p text:style-name="P4"/>
      <text:p text:style-name="P10">Then there are other summary statistics that work too!</text:p>
      <text:p text:style-name="P4"/>
      <text:p text:style-name="P5"><text:soft-page-break/><text:span text:style-name="T3">For example, the product of group products is the product of the whole, and likewise, the maximum of the group maximums is the maximum of the whole. </text:span><text:span text:style-name="T2"><text:s/></text:span></text:p>
      <text:p text:style-name="P5"/>
      <text:p text:style-name="P6">In fact, there’s a whole class of mathematical structures which behave this way. These are called monoids.</text:p>
      <text:p text:style-name="P6"/>
      <text:p text:style-name="P6">The word monoid sounds scary, but it’s really just a set with some binary operation and a neutral element.</text:p>
      <text:p text:style-name="P6"/>
      <text:p text:style-name="P6">That conforms to two rules:</text:p>
      <text:p text:style-name="P6">Unitality: taking the product with the neutral elements just gets us the same element back.</text:p>
      <text:p text:style-name="P6">Associativity: the order in which we do operations doesn’t matter. Or, put in another way, brackets don’t matter.</text:p>
      <text:p text:style-name="P6"/>
      <text:p text:style-name="P6">[Examples]</text:p>
      <text:p text:style-name="P6"/>
      <text:p text:style-name="P6">Now, monoids are really simple, but the cool thing is they preserve set union. Suppose I have some dataset D, I take a subset A, and summarize it by applying some monoidal summary.</text:p>
      <text:p text:style-name="P6"/>
      <text:p text:style-name="P7">Then, if I take some two subsets that don’t overlap, I can show that I can either:</text:p>
      <text:p text:style-name="P7">- Summarize each subset and then take their product</text:p>
      <text:p text:style-name="P7">- Union the subsets and then summarize</text:p>
      <text:p text:style-name="P7"/>
      <text:p text:style-name="P8">This means we can compare nested subsets of the data</text:p>
      <text:p text:style-name="P8"/>
      <text:p text:style-name="P8">And this is exactly the part vs. whole comparison we do in highligh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06T12:58:05.787975148</meta:creation-date>
    <dc:date>2024-06-12T10:26:29.801656646</dc:date>
    <meta:editing-duration>PT1H15M22S</meta:editing-duration>
    <meta:editing-cycles>8</meta:editing-cycles>
    <meta:generator>LibreOffice/6.4.7.2$Linux_X86_64 LibreOffice_project/40$Build-2</meta:generator>
    <meta:document-statistic meta:table-count="0" meta:image-count="0" meta:object-count="0" meta:page-count="3" meta:paragraph-count="45" meta:word-count="1175" meta:character-count="6580" meta:non-whitespace-character-count="5432"/>
  </office:meta>
</office:document-meta>
</file>